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89000000E00436DAC1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2.891cm" svg:x="0.249cm" svg:y="0.825cm">
          <draw:image xlink:href="Pictures/2000000200000289000000E00436DAC1.eps" xlink:type="simple" xlink:show="embed" xlink:actuate="onLoad">
            <text:p/>
          </draw:image>
        </draw:frame>
        <draw:frame draw:style-name="gr2" draw:layer="layout" svg:width="0.501cm" svg:height="0.469cm" svg:x="0.356cm" svg:y="1.02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93cm" svg:height="0.469cm" svg:x="0.357cm" svg:y="1.5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85cm" svg:height="0.469cm" svg:x="0.381cm" svg:y="2.6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4cm" svg:height="0.469cm" svg:x="0.342cm" svg:y="3.02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93cm" svg:height="0.529cm" svg:x="3.518cm" svg:y="1.44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701cm" svg:height="0.529cm" svg:x="3.556cm" svg:y="2.5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93cm" svg:height="0.469cm" svg:x="8.099cm" svg:y="1.99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1T12:55:58</dc:date>
    <dc:creator>kkk </dc:creator>
    <meta:editing-duration>PT5H39M30S</meta:editing-duration>
    <meta:editing-cycles>31</meta:editing-cycles>
    <meta:generator>LibreOffice/3.3$Linux LibreOffice_project/330m19$Build-401</meta:generator>
    <meta:document-statistic meta:object-count="8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

<file path=Object 3/content.xml><?xml version="1.0" encoding="utf-8"?>
<math xmlns="http://www.w3.org/1998/Math/MathML">
  <semantics>
    <mi>C</mi>
    <annotation encoding="StarMath 5.0">C</annotation>
  </semantics>
</math>
</file>

<file path=Object 4/content.xml><?xml version="1.0" encoding="utf-8"?>
<math xmlns="http://www.w3.org/1998/Math/MathML">
  <semantics>
    <mi>D</mi>
    <annotation encoding="StarMath 5.0">D</annotation>
  </semantics>
</math>
</file>

<file path=Object 5/content.xml><?xml version="1.0" encoding="utf-8"?>
<math xmlns="http://www.w3.org/1998/Math/MathML">
  <semantics>
    <msub>
      <mi>K</mi>
      <mn>1</mn>
    </msub>
    <annotation encoding="StarMath 5.0">K_1</annotation>
  </semantics>
</math>
</file>

<file path=Object 6/content.xml><?xml version="1.0" encoding="utf-8"?>
<math xmlns="http://www.w3.org/1998/Math/MathML">
  <semantics>
    <msub>
      <mi>K</mi>
      <mn>2</mn>
    </msub>
    <annotation encoding="StarMath 5.0">K_2</annotation>
  </semantics>
</math>
</file>

<file path=Object 7/content.xml><?xml version="1.0" encoding="utf-8"?>
<math xmlns="http://www.w3.org/1998/Math/MathML">
  <semantics>
    <mi>F</mi>
    <annotation encoding="StarMath 5.0">F</annotation>
  </semantics>
</math>
</file>